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5.85cm"/>
    </style:style>
    <style:style style:name="gr2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14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40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7cm" fo:min-width="0.7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71cm" svg:stroke-color="#000000" draw:marker-start="Arrow" draw:marker-start-width="0.306cm" draw:marker-end-width="0.306cm" draw:fill-color="#ffffff" draw:opacity="100%" draw:textarea-horizontal-align="justify" draw:textarea-vertical-align="middle" draw:auto-grow-height="false" fo:min-height="0.821cm" fo:min-width="3.748cm" fo:padding-top="0.16cm" fo:padding-bottom="0.16cm" fo:padding-left="0.285cm" fo:padding-right="0.2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0.961cm"/>
    </style:style>
    <style:style style:name="gr9" style:family="graphic" style:parent-style-name="standard">
      <style:graphic-properties svg:stroke-width="0.035cm" svg:stroke-color="#000000" draw:marker-start="Arrow" draw:marker-start-width="0.252cm" draw:marker-end-width="0.252cm" draw:fill-color="#ffffff" draw:opacity="100%" draw:textarea-horizontal-align="justify" draw:textarea-vertical-align="middle" draw:auto-grow-height="false" fo:min-height="0.986cm" fo:min-width="3.65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="Arrow" draw:marker-start-width="0.252cm" draw:marker-end-width="0.252cm" draw:fill-color="#ffffff" draw:opacity="100%" draw:textarea-horizontal-align="justify" draw:textarea-vertical-align="middle" draw:auto-grow-height="false" fo:min-height="0.986cm" fo:min-width="4.165cm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.152cm"/>
    </style:style>
    <style:style style:name="gr12" style:family="graphic" style:parent-style-name="standard">
      <style:graphic-properties svg:stroke-width="0.035cm" svg:stroke-color="#000000" draw:marker-start="Arrow" draw:marker-start-width="0.252cm" draw:marker-end-width="0.252cm" draw:fill-color="#ffffff" draw:opacity="100%" draw:textarea-horizontal-align="justify" draw:textarea-vertical-align="middle" draw:auto-grow-height="false" fo:min-height="0.839cm" fo:min-width="4.165cm" fo:padding-top="0.142cm" fo:padding-bottom="0.142cm" fo:padding-left="0.267cm" fo:padding-right="0.267cm"/>
    </style:style>
    <style:style style:name="gr13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14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1.207cm"/>
    </style:style>
    <style:style style:name="gr16" style:family="graphic" style:parent-style-name="standard">
      <style:graphic-properties svg:stroke-width="0.035cm" svg:stroke-color="#000000" draw:marker-start="Arrow" draw:marker-start-width="0.252cm" draw:marker-end-width="0.252cm" draw:fill-color="#ffffff" draw:opacity="100%" draw:textarea-horizontal-align="justify" draw:textarea-vertical-align="middle" draw:auto-grow-height="false" fo:min-height="0.605cm" fo:min-width="2.133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Calibri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  <style:text-properties style:font-name="Calibri"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  <style:text-properties fo:font-size="18pt"/>
    </style:style>
    <style:style style:name="P9" style:family="paragraph">
      <loext:graphic-properties draw:fill-color="#ffffff" draw:opacity="100%"/>
      <style:paragraph-properties fo:text-align="center"/>
      <style:text-properties style:font-name="Calibri" fo:font-size="15.3999996185303pt" style:font-size-asian="14pt" style:font-size-complex="14pt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style:font-name="Calibri" fo:font-size="13pt" style:font-size-asian="13pt" style:font-size-complex="13pt"/>
    </style:style>
    <style:style style:name="T3" style:family="text">
      <style:text-properties style:font-name="Calibri" fo:font-size="9pt" style:font-size-asian="9pt" style:font-size-complex="9pt"/>
    </style:style>
    <style:style style:name="T4" style:family="text">
      <style:text-properties style:font-name="Calibri" fo:font-size="8pt" style:font-size-asian="8pt" style:font-size-complex="8pt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7" draw:id="id17">
          <draw:g>
            <draw:custom-shape draw:style-name="gr1" draw:text-style-name="P1" draw:layer="layout" svg:width="6.35cm" svg:height="2.794cm" svg:x="10.906cm" svg:y="1.7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2.294cm" svg:height="0.956cm" svg:x="11.025cm" svg:y="1.882cm">
              <text:p text:style-name="P2"><text:span text:style-name="T1">Conduit</text:span></text:p>
              <text:p text:style-name="P2"><text:span text:style-name="T1">Drain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643cm" svg:height="0.956cm" svg:x="13.446cm" svg:y="1.882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905cm" svg:height="0.956cm" svg:x="15.216cm" svg:y="1.882cm">
              <text:p text:style-name="P4"><text:span text:style-name="T2">???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778cm" svg:height="0.717cm" svg:x="11.152cm" svg:y="3.676cm">
              <text:p text:style-name="P4"><text:span text:style-name="T3">Object Typ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13.311cm" svg:y="3.676cm">
              <text:p text:style-name="P4"><text:span text:style-name="T3">Classificatio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15.343cm" svg:y="3.676cm">
              <text:p text:style-name="P4"><text:span text:style-name="T4">Predefined Typ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6" draw:layer="layout" svg:x1="12.041cm" svg:y1="3.675cm" svg:x2="12.041cm" svg:y2="2.838cm">
              <text:p/>
            </draw:line>
            <draw:line draw:style-name="gr6" draw:text-style-name="P6" draw:layer="layout" svg:x1="14.2cm" svg:y1="3.675cm" svg:x2="14.2cm" svg:y2="2.838cm">
              <text:p/>
            </draw:line>
            <draw:line draw:style-name="gr6" draw:text-style-name="P6" draw:layer="layout" svg:x1="16.2cm" svg:y1="3.676cm" svg:x2="16.2cm" svg:y2="2.839cm">
              <text:p/>
            </draw:line>
          </draw:g>
        </draw:g>
        <draw:custom-shape draw:style-name="gr7" draw:text-style-name="P7" xml:id="id1" draw:id="id1" draw:layer="layout" svg:width="4.318cm" svg:height="1.141cm" svg:x="11.922cm" svg:y="7.096cm">
          <text:p text:style-name="P4"><text:span text:style-name="T5">Flow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2" draw:id="id2" draw:layer="layout" svg:width="2.921cm" svg:height="3.048cm" svg:x="17.129cm" svg:y="6.08cm">
          <text:p text:style-name="P4"><text:span text:style-name="T6">Get Diameter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9" xml:id="id3" draw:id="id3" draw:layer="layout" svg:width="4.191cm" svg:height="1.27cm" svg:x="20.812cm" svg:y="6.969cm">
          <text:p text:style-name="P4"><text:span text:style-name="T5"><text:s/></text:span><text:span text:style-name="T5">Diameter = </text:span><text:span text:style-name="T7">300 mm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4" draw:id="id4" draw:layer="layout" svg:width="2.921cm" svg:height="3.048cm" svg:x="17.129cm" svg:y="9.636cm">
          <text:p text:style-name="P4"><text:span text:style-name="T6">Get Directio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9" xml:id="id9" draw:id="id9" draw:layer="layout" svg:width="4.699cm" svg:height="1.27cm" svg:x="20.812cm" svg:y="10.525cm">
          <text:p text:style-name="P4"><text:span text:style-name="T5">Conduit pipe is straigh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8" draw:id="id8" draw:layer="layout" svg:width="3.302cm" svg:height="3.048cm" svg:x="16.875cm" svg:y="16.621cm">
          <text:p text:style-name="P4"><text:span text:style-name="T6">Get Bounding </text:span></text:p>
          <text:p text:style-name="P4"><text:span text:style-name="T6">Box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9" xml:id="id10" draw:id="id10" draw:layer="layout" svg:width="4.699cm" svg:height="1.123cm" svg:x="21.32cm" svg:y="17.637cm">
          <text:p text:style-name="P4"><text:span text:style-name="T5">BuildingElementProx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6" draw:id="id6" draw:layer="layout" svg:width="3.302cm" svg:height="3.048cm" svg:x="16.875cm" svg:y="12.938cm">
          <text:p text:style-name="P4"><text:span text:style-name="T6">Get Connected</text:span></text:p>
          <text:p text:style-name="P4"><text:span text:style-name="T6">Element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9" xml:id="id12" draw:id="id12" draw:layer="layout" svg:width="4.699cm" svg:height="1.123cm" svg:x="21.166cm" svg:y="13.847cm">
          <text:p text:style-name="P4"><text:span text:style-name="T5">FlowTerminal</text:span></text:p>
          <draw:enhanced-geometry svg:viewBox="0 0 21600 21600" draw:type="rectangle" draw:enhanced-path="M 0 0 L 21600 0 21600 21600 0 21600 0 0 Z N"/>
        </draw:custom-shape>
        <draw:g xml:id="id18" draw:id="id18">
          <draw:g>
            <draw:custom-shape draw:style-name="gr1" draw:text-style-name="P1" draw:layer="layout" svg:width="6.35cm" svg:height="2.794cm" svg:x="27.289cm" svg:y="12.96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2.294cm" svg:height="0.956cm" svg:x="27.408cm" svg:y="13.085cm">
              <text:p text:style-name="P2"><text:span text:style-name="T1">Maintenance</text:span></text:p>
              <text:p text:style-name="P2"><text:span text:style-name="T1">Sump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643cm" svg:height="0.956cm" svg:x="29.829cm" svg:y="13.085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905cm" svg:height="0.956cm" svg:x="31.599cm" svg:y="13.085cm">
              <text:p text:style-name="P4"><text:span text:style-name="T2">???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778cm" svg:height="0.717cm" svg:x="27.535cm" svg:y="14.879cm">
              <text:p text:style-name="P4"><text:span text:style-name="T3">Object Typ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29.694cm" svg:y="14.879cm">
              <text:p text:style-name="P4"><text:span text:style-name="T3">Classificatio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31.726cm" svg:y="14.879cm">
              <text:p text:style-name="P4"><text:span text:style-name="T4">Predefined Typ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6" draw:layer="layout" svg:x1="28.424cm" svg:y1="14.878cm" svg:x2="28.424cm" svg:y2="14.041cm">
              <text:p/>
            </draw:line>
            <draw:line draw:style-name="gr6" draw:text-style-name="P6" draw:layer="layout" svg:x1="30.583cm" svg:y1="14.878cm" svg:x2="30.583cm" svg:y2="14.041cm">
              <text:p/>
            </draw:line>
            <draw:line draw:style-name="gr6" draw:text-style-name="P6" draw:layer="layout" svg:x1="32.583cm" svg:y1="14.879cm" svg:x2="32.583cm" svg:y2="14.042cm">
              <text:p/>
            </draw:line>
          </draw:g>
        </draw:g>
        <draw:g xml:id="id11" draw:id="id11">
          <draw:g>
            <draw:custom-shape draw:style-name="gr1" draw:text-style-name="P1" draw:layer="layout" svg:width="6.35cm" svg:height="2.794cm" svg:x="27.316cm" svg:y="16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2.294cm" svg:height="0.956cm" svg:x="27.435cm" svg:y="16.968cm">
              <text:p text:style-name="P2"><text:span text:style-name="T1">Concrete</text:span></text:p>
              <text:p text:style-name="P2"><text:span text:style-name="T1">Haunc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1.643cm" svg:height="0.956cm" svg:x="29.856cm" svg:y="16.968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905cm" svg:height="0.956cm" svg:x="31.626cm" svg:y="16.968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1.778cm" svg:height="0.717cm" svg:x="27.562cm" svg:y="18.762cm">
              <text:p text:style-name="P4"><text:span text:style-name="T3">Object Type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" draw:text-style-name="P5" draw:layer="layout" svg:width="1.778cm" svg:height="0.717cm" svg:x="29.721cm" svg:y="18.762cm">
              <text:p text:style-name="P4"><text:span text:style-name="T3">Classification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" draw:text-style-name="P5" draw:layer="layout" svg:width="1.778cm" svg:height="0.717cm" svg:x="31.753cm" svg:y="18.762cm">
              <text:p text:style-name="P4"><text:span text:style-name="T4">Predefined Type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6" draw:text-style-name="P6" draw:layer="layout" svg:x1="28.451cm" svg:y1="18.761cm" svg:x2="28.451cm" svg:y2="17.924cm">
              <text:p/>
            </draw:line>
            <draw:line draw:style-name="gr6" draw:text-style-name="P6" draw:layer="layout" svg:x1="30.61cm" svg:y1="18.761cm" svg:x2="30.61cm" svg:y2="17.924cm">
              <text:p/>
            </draw:line>
            <draw:line draw:style-name="gr6" draw:text-style-name="P6" draw:layer="layout" svg:x1="32.61cm" svg:y1="18.762cm" svg:x2="32.61cm" svg:y2="17.925cm">
              <text:p/>
            </draw:line>
          </draw:g>
        </draw:g>
        <draw:connector draw:style-name="gr6" draw:text-style-name="P6" draw:layer="layout" draw:type="line" svg:x1="16.24cm" svg:y1="7.666cm" svg:x2="17.129cm" svg:y2="7.604cm" draw:start-shape="id1" draw:start-glue-point="1" draw:end-shape="id2" draw:end-glue-point="5" svg:d="M16240 7666l889-62" svg:viewBox="0 0 890 63">
          <text:p/>
        </draw:connector>
        <draw:connector draw:style-name="gr6" draw:text-style-name="P6" draw:layer="layout" draw:type="line" svg:x1="20.05cm" svg:y1="7.604cm" svg:x2="20.812cm" svg:y2="7.604cm" draw:start-shape="id2" draw:start-glue-point="7" draw:end-shape="id3" draw:end-glue-point="3" svg:d="M20050 7604h762" svg:viewBox="0 0 763 1">
          <text:p/>
        </draw:connector>
        <draw:connector draw:style-name="gr6" draw:text-style-name="P6" xml:id="id5" draw:id="id5" draw:layer="layout" svg:x1="14.081cm" svg:y1="8.237cm" svg:x2="17.129cm" svg:y2="11.16cm" draw:start-shape="id1" draw:start-glue-point="2" draw:end-shape="id4" draw:end-glue-point="5" svg:d="M14081 8237v2923h3048" svg:viewBox="0 0 3049 2924">
          <text:p/>
        </draw:connector>
        <draw:connector draw:style-name="gr6" draw:text-style-name="P6" xml:id="id7" draw:id="id7" draw:layer="layout" svg:x1="14.081cm" svg:y1="11.16cm" svg:x2="16.875cm" svg:y2="14.462cm" draw:start-shape="id5" draw:start-glue-point="0" draw:end-shape="id6" draw:end-glue-point="5" svg:d="M14081 11160v3302h2794" svg:viewBox="0 0 2795 3303">
          <text:p/>
        </draw:connector>
        <draw:connector draw:style-name="gr6" draw:text-style-name="P6" draw:layer="layout" svg:x1="14.081cm" svg:y1="14.462cm" svg:x2="16.875cm" svg:y2="18.145cm" draw:start-shape="id7" draw:start-glue-point="0" draw:end-shape="id8" draw:end-glue-point="5" svg:d="M14081 14462v3683h2794" svg:viewBox="0 0 2795 3684">
          <text:p/>
        </draw:connector>
        <draw:connector draw:style-name="gr6" draw:text-style-name="P6" draw:layer="layout" draw:type="line" svg:x1="20.05cm" svg:y1="11.16cm" svg:x2="20.812cm" svg:y2="11.16cm" draw:start-shape="id4" draw:start-glue-point="7" draw:end-shape="id9" draw:end-glue-point="3" svg:d="M20050 11160h762" svg:viewBox="0 0 763 1">
          <text:p/>
        </draw:connector>
        <draw:connector draw:style-name="gr6" draw:text-style-name="P6" draw:layer="layout" draw:type="line" svg:x1="20.177cm" svg:y1="18.145cm" svg:x2="21.32cm" svg:y2="18.198cm" draw:start-shape="id8" draw:start-glue-point="7" draw:end-shape="id10" draw:end-glue-point="3" svg:d="M20177 18145l1143 53" svg:viewBox="0 0 1144 54">
          <text:p/>
        </draw:connector>
        <draw:connector draw:style-name="gr6" draw:text-style-name="P6" draw:layer="layout" draw:type="line" svg:x1="26.019cm" svg:y1="18.198cm" svg:x2="27.316cm" svg:y2="18.245cm" draw:start-shape="id10" draw:start-glue-point="1" draw:end-shape="id11" draw:end-glue-point="3" svg:d="M26019 18198l1297 47" svg:viewBox="0 0 1298 48">
          <text:p/>
        </draw:connector>
        <draw:connector draw:style-name="gr6" draw:text-style-name="P6" draw:layer="layout" draw:type="line" svg:x1="20.177cm" svg:y1="14.462cm" svg:x2="21.166cm" svg:y2="14.408cm" draw:start-shape="id6" draw:start-glue-point="7" draw:end-shape="id12" draw:end-glue-point="3" svg:d="M20177 14462l989-54" svg:viewBox="0 0 990 55">
          <text:p/>
        </draw:connector>
        <draw:connector draw:style-name="gr6" draw:text-style-name="P6" draw:layer="layout" draw:type="line" svg:x1="11.922cm" svg:y1="7.666cm" svg:x2="9.763cm" svg:y2="7.704cm" draw:start-shape="id1" draw:start-glue-point="3" draw:end-shape="id13" draw:end-glue-point="10" svg:d="M11922 7666l-2159 38" svg:viewBox="0 0 2160 39">
          <text:p/>
        </draw:connector>
        <draw:custom-shape draw:style-name="gr15" draw:text-style-name="P1" xml:id="id13" draw:id="id13" draw:layer="layout" svg:width="2.413cm" svg:height="1.016cm" svg:x="7.35cm" svg:y="7.196cm">
          <text:p text:style-name="P4"><text:span text:style-name="T5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4" draw:id="id14" draw:layer="layout" svg:width="2.667cm" svg:height="0.889cm" svg:x="7.223cm" svg:y="5.191cm">
          <text:p text:style-name="P4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5" draw:id="id15" draw:layer="layout" svg:width="2.413cm" svg:height="1.016cm" svg:x="7.35cm" svg:y="3.413cm">
          <text:p text:style-name="P4"><text:span text:style-name="T5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6" draw:id="id16" draw:layer="layout" svg:width="2.667cm" svg:height="0.889cm" svg:x="7.223cm" svg:y="1.635cm">
          <text:p text:style-name="P4"><text:span text:style-name="T5">Drain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8.557cm" svg:y1="7.196cm" svg:x2="8.556cm" svg:y2="6.08cm" draw:start-shape="id13" draw:start-glue-point="4" draw:end-shape="id14" draw:end-glue-point="2" svg:d="M8557 7196l-1-1116" svg:viewBox="0 0 2 1117">
          <text:p/>
        </draw:connector>
        <draw:connector draw:style-name="gr6" draw:text-style-name="P6" draw:layer="layout" draw:type="line" svg:x1="8.556cm" svg:y1="5.191cm" svg:x2="8.557cm" svg:y2="4.429cm" draw:start-shape="id14" draw:start-glue-point="0" draw:end-shape="id15" draw:end-glue-point="8" svg:d="M8556 5191l1-762" svg:viewBox="0 0 2 763">
          <text:p/>
        </draw:connector>
        <draw:connector draw:style-name="gr6" draw:text-style-name="P6" draw:layer="layout" draw:type="line" svg:x1="8.557cm" svg:y1="3.413cm" svg:x2="8.556cm" svg:y2="2.524cm" draw:start-shape="id15" draw:start-glue-point="4" draw:end-shape="id16" draw:end-glue-point="2" svg:d="M8557 3413l-1-889" svg:viewBox="0 0 2 890">
          <text:p/>
        </draw:connector>
        <draw:connector draw:style-name="gr6" draw:text-style-name="P6" draw:layer="layout" draw:type="line" svg:x1="14.081cm" svg:y1="7.096cm" svg:x2="14.081cm" svg:y2="4.556cm" draw:start-shape="id1" draw:start-glue-point="0" draw:end-shape="id17" draw:end-glue-point="2" svg:d="M14081 7096v-2540" svg:viewBox="0 0 1 2541">
          <text:p/>
        </draw:connector>
        <draw:connector draw:style-name="gr6" draw:text-style-name="P6" draw:layer="layout" draw:type="line" svg:x1="25.865cm" svg:y1="14.408cm" svg:x2="27.289cm" svg:y2="14.362cm" draw:start-shape="id12" draw:start-glue-point="1" draw:end-shape="id18" draw:end-glue-point="3" svg:d="M25865 14408l1424-46" svg:viewBox="0 0 1425 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0:58:35.442000000</meta:creation-date>
    <dc:date>2018-11-12T17:36:14.297000000</dc:date>
    <meta:editing-duration>PT6H37M23S</meta:editing-duration>
    <meta:editing-cycles>28</meta:editing-cycles>
    <meta:generator>LibreOffice/6.1.2.1$Windows_X86_64 LibreOffice_project/65905a128db06ba48db947242809d14d3f9a93fe</meta:generator>
    <meta:document-statistic meta:object-count="64"/>
  </office:meta>
</office:document-meta>
</file>